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1pt"/>
    </style:style>
    <style:style style:name="co2" style:family="table-column">
      <style:table-column-properties fo:break-before="auto" style:column-width="26.96pt"/>
    </style:style>
    <style:style style:name="co3" style:family="table-column">
      <style:table-column-properties fo:break-before="auto" style:column-width="51.65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53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1.65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15.65pt"/>
    </style:style>
    <style:style style:name="co12" style:family="table-column">
      <style:table-column-properties fo:break-before="auto" style:column-width="58.31pt"/>
    </style:style>
    <style:style style:name="co13" style:family="table-column">
      <style:table-column-properties fo:break-before="auto" style:column-width="94.31pt"/>
    </style:style>
    <style:style style:name="co14" style:family="table-column">
      <style:table-column-properties fo:break-before="auto" style:column-width="55.64pt"/>
    </style:style>
    <style:style style:name="co15" style:family="table-column">
      <style:table-column-properties fo:break-before="auto" style:column-width="56.3pt"/>
    </style:style>
    <style:style style:name="co16" style:family="table-column">
      <style:table-column-properties fo:break-before="auto" style:column-width="45.64pt"/>
    </style:style>
    <style:style style:name="co17" style:family="table-column">
      <style:table-column-properties fo:break-before="auto" style:column-width="60.94pt"/>
    </style:style>
    <style:style style:name="co18" style:family="table-column">
      <style:table-column-properties fo:break-before="auto" style:column-width="36.31pt"/>
    </style:style>
    <style:style style:name="co19" style:family="table-column">
      <style:table-column-properties fo:break-before="auto" style:column-width="108.96pt"/>
    </style:style>
    <style:style style:name="co20" style:family="table-column">
      <style:table-column-properties fo:break-before="auto" style:column-width="76.31pt"/>
    </style:style>
    <style:style style:name="co21" style:family="table-column">
      <style:table-column-properties fo:break-before="auto" style:column-width="59.64pt"/>
    </style:style>
    <style:style style:name="co22" style:family="table-column">
      <style:table-column-properties fo:break-before="auto" style:column-width="54.31pt"/>
    </style:style>
    <style:style style:name="co23" style:family="table-column">
      <style:table-column-properties fo:break-before="auto" style:column-width="86.29pt"/>
    </style:style>
    <style:style style:name="co24" style:family="table-column">
      <style:table-column-properties fo:break-before="auto" style:column-width="296.31pt"/>
    </style:style>
    <style:style style:name="co25" style:family="table-column">
      <style:table-column-properties fo:break-before="auto" style:column-width="54.96pt"/>
    </style:style>
    <style:style style:name="co26" style:family="table-column">
      <style:table-column-properties fo:break-before="auto" style:column-width="126.26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7.64pt"/>
    </style:style>
    <style:style style:name="co29" style:family="table-column">
      <style:table-column-properties fo:break-before="auto" style:column-width="35.66pt"/>
    </style:style>
    <style:style style:name="co30" style:family="table-column">
      <style:table-column-properties fo:break-before="auto" style:column-width="24.29pt"/>
    </style:style>
    <style:style style:name="co31" style:family="table-column">
      <style:table-column-properties fo:break-before="auto" style:column-width="36.96pt"/>
    </style:style>
    <style:style style:name="co32" style:family="table-column">
      <style:table-column-properties fo:break-before="auto" style:column-width="34.95pt"/>
    </style:style>
    <style:style style:name="co33" style:family="table-column">
      <style:table-column-properties fo:break-before="auto" style:column-width="32.29pt"/>
    </style:style>
    <style:style style:name="co34" style:family="table-column">
      <style:table-column-properties fo:break-before="auto" style:column-width="43.65pt"/>
    </style:style>
    <style:style style:name="co35" style:family="table-column">
      <style:table-column-properties fo:break-before="auto" style:column-width="110.95pt"/>
    </style:style>
    <style:style style:name="co36" style:family="table-column">
      <style:table-column-properties fo:break-before="auto" style:column-width="62.31pt"/>
    </style:style>
    <style:style style:name="co37" style:family="table-column">
      <style:table-column-properties fo:break-before="auto" style:column-width="124.95pt"/>
    </style:style>
    <style:style style:name="co38" style:family="table-column">
      <style:table-column-properties fo:break-before="auto" style:column-width="72.31pt"/>
    </style:style>
    <style:style style:name="co39" style:family="table-column">
      <style:table-column-properties fo:break-before="auto" style:column-width="99.64pt"/>
    </style:style>
    <style:style style:name="co40" style:family="table-column">
      <style:table-column-properties fo:break-before="auto" style:column-width="139.66pt"/>
    </style:style>
    <style:style style:name="co41" style:family="table-column">
      <style:table-column-properties fo:break-before="auto" style:column-width="60.29pt"/>
    </style:style>
    <style:style style:name="co42" style:family="table-column">
      <style:table-column-properties fo:break-before="auto" style:column-width="80.96pt"/>
    </style:style>
    <style:style style:name="co43" style:family="table-column">
      <style:table-column-properties fo:break-before="auto" style:column-width="29.65pt"/>
    </style:style>
    <style:style style:name="co44" style:family="table-column">
      <style:table-column-properties fo:break-before="auto" style:column-width="84.3pt"/>
    </style:style>
    <style:style style:name="co45" style:family="table-column">
      <style:table-column-properties fo:break-before="auto" style:column-width="76.96pt"/>
    </style:style>
    <style:style style:name="co46" style:family="table-column">
      <style:table-column-properties fo:break-before="auto" style:column-width="106.3pt"/>
    </style:style>
    <style:style style:name="co47" style:family="table-column">
      <style:table-column-properties fo:break-before="auto" style:column-width="107.66pt"/>
    </style:style>
    <style:style style:name="co48" style:family="table-column">
      <style:table-column-properties fo:break-before="auto" style:column-width="56.95pt"/>
    </style:style>
    <style:style style:name="co49" style:family="table-column">
      <style:table-column-properties fo:break-before="auto" style:column-width="59.41pt"/>
    </style:style>
    <style:style style:name="co50" style:family="table-column">
      <style:table-column-properties fo:break-before="auto" style:column-width="28.94pt"/>
    </style:style>
    <style:style style:name="co51" style:family="table-column">
      <style:table-column-properties fo:break-before="auto" style:column-width="152.31pt"/>
    </style:style>
    <style:style style:name="co52" style:family="table-column">
      <style:table-column-properties fo:break-before="auto" style:column-width="74.95pt"/>
    </style:style>
    <style:style style:name="co53" style:family="table-column">
      <style:table-column-properties fo:break-before="auto" style:column-width="102.3pt"/>
    </style:style>
    <style:style style:name="co54" style:family="table-column">
      <style:table-column-properties fo:break-before="auto" style:column-width="596.3pt"/>
    </style:style>
    <style:style style:name="co55" style:family="table-column">
      <style:table-column-properties fo:break-before="auto" style:column-width="128.95pt"/>
    </style:style>
    <style:style style:name="co56" style:family="table-column">
      <style:table-column-properties fo:break-before="auto" style:column-width="92.3pt"/>
    </style:style>
    <style:style style:name="co57" style:family="table-column">
      <style:table-column-properties fo:break-before="auto" style:column-width="58.96pt"/>
    </style:style>
    <style:style style:name="co58" style:family="table-column">
      <style:table-column-properties fo:break-before="auto" style:column-width="6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er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oor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all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table table:name="features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  <table:table-cell table:style-name="Default" office:value-type="string" calcext:value-type="string">
            <text:p>path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_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or_clos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r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default" table:style-name="ta1"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#FBFBF4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#050323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#FFC312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79F1F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#EE5A2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#EA2027</text:p>
          </table:table-cell>
        </table:table-row>
        <table:table-row table:style-name="ro1">
          <table:table-cell office:value-type="string" calcext:value-type="string">
            <text:p>lightgreen</text:p>
          </table:table-cell>
          <table:table-cell office:value-type="string" calcext:value-type="string">
            <text:p>#C4E538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#A3CB38</text:p>
          </table:table-cell>
        </table:table-row>
        <table:table-row table:style-name="ro1">
          <table:table-cell office:value-type="string" calcext:value-type="string">
            <text:p>darkgreen</text:p>
          </table:table-cell>
          <table:table-cell office:value-type="string" calcext:value-type="string">
            <text:p>#009432</text:p>
          </table:table-cell>
        </table:table-row>
        <table:table-row table:style-name="ro1">
          <table:table-cell office:value-type="string" calcext:value-type="string">
            <text:p>darkteal</text:p>
          </table:table-cell>
          <table:table-cell office:value-type="string" calcext:value-type="string">
            <text:p>#006266</text:p>
          </table:table-cell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#12CBC4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#1289A7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#0652DD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office:value-type="string" calcext:value-type="string">
            <text:p>#1B1464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#F01CBB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#D980FA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#9980FA</text:p>
          </table:table-cell>
        </table:table-row>
        <table:table-row table:style-name="ro1">
          <table:table-cell office:value-type="string" calcext:value-type="string">
            <text:p>darkpurple</text:p>
          </table:table-cell>
          <table:table-cell office:value-type="string" calcext:value-type="string">
            <text:p>#5758BB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#ED4C6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#B53471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#833471</text:p>
          </table:table-cell>
        </table:table-row>
        <table:table-row table:style-name="ro1">
          <table:table-cell office:value-type="string" calcext:value-type="string">
            <text:p>darkmagenta</text:p>
          </table:table-cell>
          <table:table-cell office:value-type="string" calcext:value-type="string">
            <text:p>#6F1E51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#44557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level_memory</text:p>
          </table:table-cell>
          <table:table-cell office:value-type="string" calcext:value-type="string">
            <text:p>#333333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#996633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#444444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text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bg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ui_accent</text:p>
          </table:table-cell>
          <table:table-cell office:value-type="string" calcext:value-type="string">
            <text:p>@pink</text:p>
          </table:table-cell>
        </table:table-row>
        <table:table-row table:style-name="ro1">
          <table:table-cell office:value-type="string" calcext:value-type="string">
            <text:p>ui_text_dim</text:p>
          </table:table-cell>
          <table:table-cell office:value-type="string" calcext:value-type="string">
            <text:p>@gray</text:p>
          </table:table-cell>
        </table:table-row>
      </table:table>
      <table:table table:name="map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tag_whitelist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num_mob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evio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ar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al_lab</text:p>
          </table:table-cell>
          <table:table-cell office:value-type="string" calcext:value-type="string">
            <text:p>mid,generic,medic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no_pen</text:p>
          </table:table-cell>
          <table:table-cell office:value-type="string" calcext:value-type="string">
            <text:p>pen,mid,dinosaurs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hive,animal,mid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mory</text:p>
          </table:table-cell>
          <table:table-cell office:value-type="string" calcext:value-type="string">
            <text:p>late,generic,armory,technician,tinyha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</table:table-row>
      </table:table>
      <table:table table:name="prefab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eighbor_tags</text:p>
          </table:table-cell>
          <table:table-cell office:value-type="string" calcext:value-type="string">
            <text:p>max_actors</text:p>
          </table:table-cell>
          <table:table-cell office:value-type="string" calcext:value-type="string">
            <text:p>max_ports</text:p>
          </table:table-cell>
          <table:table-cell office:value-type="string" calcext:value-type="string">
            <text:p>has_doors</text:p>
          </table:table-cell>
          <table:table-cell office:value-type="string" calcext:value-type="string">
            <text:p>poi_tag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el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,cell</text:p>
          </table:table-cell>
          <table:table-cell office:value-type="string" calcext:value-type="string">
            <text:p>cross_hal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A dark, claustrophobic cell meant for holding unwilling test subjects</text:p>
          </table:table-cell>
        </table:table-row>
        <table:table-row table:style-name="ro1">
          <table:table-cell office:value-type="string" calcext:value-type="string">
            <text:p>xhall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art,cross_hall,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tart,early,mid,late</text:p>
          </table:table-cell>
          <table:table-cell/>
        </table:table-row>
        <table:table-row table:style-name="ro1">
          <table:table-cell office:value-type="string" calcext:value-type="string">
            <text:p>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ility_closet,generi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utility_closet,mid</text:p>
          </table:table-cell>
          <table:table-cell office:value-type="string" calcext:value-type="string">
            <text:p>A dank utility closet with a few shelves and a bare lightbulb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,startingroom,star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guard</text:p>
          </table:table-cell>
          <table:table-cell/>
        </table:table-row>
        <table:table-row table:style-name="ro1">
          <table:table-cell office:value-type="string" calcext:value-type="string">
            <text:p>room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+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ic,hall,tiny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jct_-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|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e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,hall</text:p>
          </table:table-cell>
          <table:table-cell table:number-columns-repeated="5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w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e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_nw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-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|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medical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start,medical</text:p>
          </table:table-cell>
          <table:table-cell office:value-type="string" calcext:value-type="string">
            <text:p>medical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MEDICAL TESTING</text:p>
          </table:table-cell>
        </table:table-row>
        <table:table-row table:style-name="ro1">
          <table:table-cell office:value-type="string" calcext:value-type="string">
            <text:p>surg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INVOLUNTARY SURGERY</text:p>
          </table:table-cell>
        </table:table-row>
        <table:table-row table:style-name="ro1">
          <table:table-cell office:value-type="string" calcext:value-type="string">
            <text:p>cages_monk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KEY COHORT</text:p>
          </table:table-cell>
        </table:table-row>
        <table:table-row table:style-name="ro1">
          <table:table-cell office:value-type="string" calcext:value-type="string">
            <text:p>cages_pi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G COHORT</text:p>
          </table:table-cell>
        </table:table-row>
        <table:table-row table:style-name="ro1">
          <table:table-cell office:value-type="string" calcext:value-type="string">
            <text:p>cages_rab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BIT COHORT</text:p>
          </table:table-cell>
        </table:table-row>
        <table:table-row table:style-name="ro1">
          <table:table-cell office:value-type="string" calcext:value-type="string">
            <text:p>cages_bea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BEAGLE COHORT</text:p>
          </table:table-cell>
        </table:table-row>
        <table:table-row table:style-name="ro1">
          <table:table-cell office:value-type="string" calcext:value-type="string">
            <text:p>cages_cra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HUMAN COHORT</text:p>
          </table:table-cell>
        </table:table-row>
        <table:table-row table:style-name="ro1">
          <table:table-cell office:value-type="string" calcext:value-type="string">
            <text:p>hive_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start,hive,hiveroom</text:p>
          </table:table-cell>
          <table:table-cell office:value-type="string" calcext:value-type="string">
            <text:p>hivehall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hive,animal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2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2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pen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n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2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3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4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5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6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7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8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9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0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1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2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3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4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5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6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dice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armorystart</text:p>
          </table:table-cell>
          <table:table-cell office:value-type="string" calcext:value-type="string">
            <text:p>armory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guard</text:p>
          </table:table-cell>
          <table:table-cell/>
        </table:table-row>
        <table:table-row table:style-name="ro1">
          <table:table-cell office:value-type="string" calcext:value-type="string">
            <text:p>armory1</text:p>
          </table:table-cell>
          <table:table-cell office:value-type="string" calcext:value-type="string">
            <text:p>"</text:p>
          </table:table-cell>
          <table:table-cell table:number-columns-repeated="2" office:value-type="string" calcext:value-type="string">
            <text:p>armory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A long, skinny room with lockers on one side for guards to keep their equipment</text:p>
          </table:table-cell>
        </table:table-row>
        <table:table-row table:style-name="ro1">
          <table:table-cell office:value-type="string" calcext:value-type="string">
            <text:p>guardpost1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nw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hall</text:p>
          </table:table-cell>
          <table:table-cell table:number-columns-repeated="3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l_ne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sw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se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</table:table>
      <table:table table:name="stats_etc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reflex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rmor_head</text:p>
          </table:table-cell>
          <table:table-cell office:value-type="string" calcext:value-type="string">
            <text:p>armor_body</text:p>
          </table:table-cell>
          <table:table-cell office:value-type="string" calcext:value-type="string">
            <text:p>armor_hands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efault_weapon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player</text:p>
          </table:table-cell>
          <table:table-cell/>
          <table:table-cell office:value-type="string" calcext:value-type="string">
            <text:p>You</text:p>
          </table:table-cell>
          <table:table-cell office:value-type="string" calcext:value-type="string">
            <text:p>An adventurer of subjective g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ee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playerstart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st Subjects</text:p>
          </table:table-cell>
          <table:table-cell/>
        </table:table-row>
        <table:table-row table:style-name="ro1">
          <table:table-cell office:value-type="string" calcext:value-type="string">
            <text:p>weakguard</text:p>
          </table:table-cell>
          <table:table-cell office:value-type="string" calcext:value-type="string">
            <text:p>early,start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-Level Henchman</text:p>
          </table:table-cell>
          <table:table-cell office:value-type="string" calcext:value-type="string">
            <text:p>A dedicated servant of Dr. Hallervorden, but weak and with few skill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weakguard:1</text:p>
          </table:table-cell>
          <table:table-cell office:value-type="string" calcext:value-type="string">
            <text:p>weakguard:1,weaklaser:1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okguard</text:p>
          </table:table-cell>
          <table:table-cell office:value-type="string" calcext:value-type="string">
            <text:p>mid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Grade Henchman</text:p>
          </table:table-cell>
          <table:table-cell office:value-type="string" calcext:value-type="string">
            <text:p>A cut above your average henchma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llow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ok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beefyguard</text:p>
          </table:table-cell>
          <table:table-cell office:value-type="string" calcext:value-type="string">
            <text:p>late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te Henchman</text:p>
          </table:table-cell>
          <table:table-cell office:value-type="string" calcext:value-type="string">
            <text:p>An athletic, combat-trained henchman thirsty for bloo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rang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efyguard:2,okguard:1</text:p>
          </table:table-cell>
          <table:table-cell table:number-columns-repeated="2" office:value-type="string" calcext:value-type="string">
            <text:p>beefy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Doctor</text:p>
          </table:table-cell>
          <table:table-cell office:value-type="string" calcext:value-type="string">
            <text:p>A "researcher" in Dr. Hallervorden's l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nurs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Nurse</text:p>
          </table:table-cell>
          <table:table-cell office:value-type="string" calcext:value-type="string">
            <text:p>An assistant to the "researchers" in Dr. Hallervorden's lab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mid,late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ian</text:p>
          </table:table-cell>
          <table:table-cell office:value-type="string" calcext:value-type="string">
            <text:p>A hunchbacked servant of Dr. Hallervorden who fixes the lab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echnician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start,early,insane_test_sub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ane Test Subject</text:p>
          </table:table-cell>
          <table:table-cell office:value-type="string" calcext:value-type="string">
            <text:p>A test subject just like you, but no longer able to tell friend from fo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ree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start:1</text:p>
          </table:table-cell>
          <table:table-cell table:number-columns-repeated="2" office:value-type="string" calcext:value-type="string">
            <text:p>playerstart:1</text:p>
          </table:table-cell>
          <table:table-cell office:value-type="string" calcext:value-type="string">
            <text:p>crazy:1,none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Insane Test Subjects</text:p>
          </table:table-cell>
          <table:table-cell/>
        </table:table-row>
        <table:table-row table:style-name="ro1">
          <table:table-cell office:value-type="string" calcext:value-type="string">
            <text:p>laserraptor</text:p>
          </table:table-cell>
          <table:table-cell office:value-type="string" calcext:value-type="string">
            <text:p>dinosa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ociraptor</text:p>
          </table:table-cell>
          <table:table-cell office:value-type="string" calcext:value-type="string">
            <text:p>A raptor cloned from DNA trapped in amber. With a laser attached to its head.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rang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Laser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Dinosaurs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medical,pig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A pig used for illegal medical testing. It isn't happy.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ink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medical,rabbit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 rabbit that has been implanted with assorted experimental chemical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medical,beagle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A beagle with a surgically enhanced heart. It is relentless.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hit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medical,monkey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A monkey that has been used for testing experimental cosmetics. The monkey's face has a nice blush to it, but it's not pretty when it's angry.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op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</table:table>
      <table:table table:name="weapons" table:style-name="ta1">
        <table:table-column table:style-name="co41" table:default-cell-style-name="Default"/>
        <table:table-column table:style-name="co42" table:default-cell-style-name="Default"/>
        <table:table-column table:style-name="co28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48" table:default-cell-style-name="Default"/>
        <table:table-column table:style-name="co36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9" table:default-cell-style-name="Default"/>
        <table:table-column table:style-name="co5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trength_required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melee_damage_types</text:p>
          </table:table-cell>
          <table:table-cell office:value-type="string" calcext:value-type="string">
            <text:p>ranged_damage_types</text:p>
          </table:table-cell>
          <table:table-cell office:value-type="string" calcext:value-type="string">
            <text:p>range_falloff</text:p>
          </table:table-cell>
          <table:table-cell office:value-type="string" calcext:value-type="string">
            <text:p>range_max</text:p>
          </table:table-cell>
          <table:table-cell office:value-type="string" calcext:value-type="string">
            <text:p>animation_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F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1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Deadly, given enough repet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Tal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3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Large sharp talons ready to slice you op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Tee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Them's bitin' words!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op</text:p>
          </table:table-cell>
          <table:table-cell office:value-type="string" calcext:value-type="string">
            <text:p>Fec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w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hysical: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op</text:p>
          </table:table-cell>
          <table:table-cell office:value-type="string" calcext:value-type="string">
            <text:p>Not very deadly, but smelly and annoying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inge</text:p>
          </table:table-cell>
          <table:table-cell office:value-type="string" calcext:value-type="string">
            <text:p>Syrin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very large needle for drawing blood without much care for whether the subject survives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alpel</text:p>
          </table:table-cell>
          <table:table-cell office:value-type="string" calcext:value-type="string">
            <text:p>Scalp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1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mall surgeon's scalpel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ton</text:p>
          </table:table-cell>
          <table:table-cell office:value-type="string" calcext:value-type="string">
            <text:p>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armory,okguard,weakgu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heavy stick with a handle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Utility Knif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technic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hort, sharp knife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pier</text:p>
          </table:table-cell>
          <table:table-cell office:value-type="string" calcext:value-type="string">
            <text:p>Rapi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4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tylish 18th-century thrusting sword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Longswo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weet medieval-looking sword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laser_tiny</text:p>
          </table:table-cell>
          <table:table-cell office:value-type="string" calcext:value-type="string">
            <text:p>Tiny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aklaser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eat: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tiny little laser meant more for incentivizing than injuring. Annoying but not very deadly.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laser_small</text:p>
          </table:table-cell>
          <table:table-cell office:value-type="string" calcext:value-type="string">
            <text:p>Small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serguard,goodarmory,las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: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forearm-sized experimental laser gun. Hard to dodge.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laser_large</text:p>
          </table:table-cell>
          <table:table-cell office:value-type="string" calcext:value-type="string">
            <text:p>Big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: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bulky, powerful experimental laser gun. Does more damage, but is easier to dodge, than its smaller counterpart.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taser_small</text:p>
          </table:table-cell>
          <table:table-cell office:value-type="string" calcext:value-type="string">
            <text:p>Small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eefyguard,goodarmory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Electric: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 small electroshock weapo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aser_large</text:p>
          </table:table-cell>
          <table:table-cell office:value-type="string" calcext:value-type="string">
            <text:p>Big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asic,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ic:8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n electroshock weapon with a larger-than-usual battery</text:p>
          </table:table-cell>
          <table:table-cell office:value-type="float" office:value="1.5" calcext:value-type="float">
            <text:p>1.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shock_baton</text:p>
          </table:table-cell>
          <table:table-cell office:value-type="string" calcext:value-type="string">
            <text:p>Shock 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rmory,beefyguard,ok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al:20,electric:20</text:p>
          </table:table-cell>
          <table:table-cell table:number-columns-repeated="4"/>
          <table:table-cell office:value-type="string" calcext:value-type="string">
            <text:p>A baton that shocks the victim on contact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one_saw</text:p>
          </table:table-cell>
          <table:table-cell office:value-type="string" calcext:value-type="string">
            <text:p>Bone Sa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bloody saw used for cutting "meat."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ndgun</text:p>
          </table:table-cell>
          <table:table-cell office:value-type="string" calcext:value-type="string">
            <text:p>Hand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ysical: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security guard sidearm with 24 rounds. Don't worry about reloading.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assault_rifle</text:p>
          </table:table-cell>
          <table:table-cell office:value-type="string" calcext:value-type="string">
            <text:p>AR-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pecial,goodarmo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ysical: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low-accuracy assault rifle meant for doing a lot of damage at short range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medium-sized rock that was just sort of lying around</text:p>
          </table:table-cell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ebar</text:p>
          </table:table-cell>
          <table:table-cell office:value-type="string" calcext:value-type="string">
            <text:p>Piece of Reb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piece of rebar from some crumbling concrete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armor" table:style-name="ta1">
        <table:table-column table:style-name="co52" table:default-cell-style-name="Default"/>
        <table:table-column table:style-name="co53" table:default-cell-style-name="Default"/>
        <table:table-column table:style-name="co28" table:default-cell-style-name="Default"/>
        <table:table-column table:style-name="co43" table:default-cell-style-name="Default"/>
        <table:table-column table:style-name="co54" table:default-cell-style-name="Default"/>
        <table:table-column table:style-name="co50" table:default-cell-style-name="Default"/>
        <table:table-column table:style-name="co29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5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rotection_physical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conductiveness</text:p>
          </table:table-cell>
          <table:table-cell office:value-type="string" calcext:value-type="string">
            <text:p>storage_liters</text:p>
          </table:table-cell>
        </table:table-row>
        <table:table-row table:style-name="ro1">
          <table:table-cell office:value-type="string" calcext:value-type="string">
            <text:p>#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tton_shirt</text:p>
          </table:table-cell>
          <table:table-cell office:value-type="string" calcext:value-type="string">
            <text:p>Cotton Shir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hort-sleeved shirt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sic,player,early,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_coat</text:p>
          </table:table-cell>
          <table:table-cell office:value-type="string" calcext:value-type="string">
            <text:p>Lab Coa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 basic style of lab coat worn by the evil scientists around here. Has two big pockets.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cal,lab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ctical_vest</text:p>
          </table:table-cell>
          <table:table-cell office:value-type="string" calcext:value-type="string">
            <text:p>Tactical Ves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tough vest with lots of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ght_jacket</text:p>
          </table:table-cell>
          <table:table-cell office:value-type="string" calcext:value-type="string">
            <text:p>Light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asic jacket with a few big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sic,weakguard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in_mail</text:p>
          </table:table-cell>
          <table:table-cell office:value-type="string" calcext:value-type="string">
            <text:p>Chain Mai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edieval chain mail shirt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proof_jacket</text:p>
          </table:table-cell>
          <table:table-cell office:value-type="string" calcext:value-type="string">
            <text:p>Fireproof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jacket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jacket</text:p>
          </table:table-cell>
          <table:table-cell office:value-type="string" calcext:value-type="string">
            <text:p>Rubber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 jacket that doesn't conduct electricity, but doesn't protect from much else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armor</text:p>
          </table:table-cell>
          <table:table-cell office:value-type="string" calcext:value-type="string">
            <text:p>Leather Armo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is is a roguelike, what more do you want?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he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t_helmet</text:p>
          </table:table-cell>
          <table:table-cell office:value-type="string" calcext:value-type="string">
            <text:p>SWAT Helme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turdy helmet commonly used by militarized police forces (this item is likely OP)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rmory,beefyguard,ok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_mask</text:p>
          </table:table-cell>
          <table:table-cell office:value-type="string" calcext:value-type="string">
            <text:p>Gas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ask that covers your face and isolates you from airborne weapons. This game doesn't have any of those so it's just some protection.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mory,l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ing_Mask</text:p>
          </table:table-cell>
          <table:table-cell office:value-type="string" calcext:value-type="string">
            <text:p>Welding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thick, heavy mask worn when working with intense heat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works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Guard Ca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lack security guard's hat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h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k_gloves</text:p>
          </table:table-cell>
          <table:table-cell office:value-type="string" calcext:value-type="string">
            <text:p>Work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urdy work gloves that protect your hands against physical, electric, and heat damage</text:p>
          </table:table-cell>
          <table:table-cell office:value-type="float" office:value="0.25" calcext:value-type="float">
            <text:p>0.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tility_closet,technician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gloves</text:p>
          </table:table-cell>
          <table:table-cell office:value-type="string" calcext:value-type="string">
            <text:p>Thick Rubb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Thick rubber gloves for dangerous electrical work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doctor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_gloves</text:p>
          </table:table-cell>
          <table:table-cell office:value-type="string" calcext:value-type="string">
            <text:p>Fireproof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gloves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gloves</text:p>
          </table:table-cell>
          <table:table-cell office:value-type="string" calcext:value-type="string">
            <text:p>Black Leath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me protection, but mostly worn to look like an evil badass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ctor,mid,generic,utility_clo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 style:data-style-name="N2" text:time-value="18:04:49.36134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3:16:07.813724000</meta:creation-date>
    <dc:date>2018-03-08T21:26:51.130721000</dc:date>
    <meta:editing-duration>PT4H8M17S</meta:editing-duration>
    <meta:editing-cycles>51</meta:editing-cycles>
    <meta:generator>LibreOffice/5.4.3.2$MacOSX_X86_64 LibreOffice_project/92a7159f7e4af62137622921e809f8546db437e5</meta:generator>
    <meta:document-statistic meta:table-count="8" meta:cell-count="1412" meta:object-count="0"/>
  </office:meta>
</office:document-meta>
</file>